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1abf4"/>
    </style:style>
    <style:style style:name="P2" style:family="paragraph" style:parent-style-name="Preformatted_20_Text">
      <style:paragraph-properties fo:orphans="1" style:writing-mode="lr-tb"/>
      <style:text-properties officeooo:paragraph-rsid="0011abf4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1abf4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1abf4"/>
    </style:style>
    <style:style style:name="P5" style:family="paragraph" style:parent-style-name="Text_20_body">
      <style:paragraph-properties fo:orphans="1"/>
      <style:text-properties officeooo:paragraph-rsid="0011a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rom sympy import symbols, Eq, solve</text:span></text:p>
      <text:p text:style-name="P2"/>
      <text:p text:style-name="P2"><text:span text:style-name="Source_20_Text"># Step 2: Testing BSD Conjecture Numerically Using Elliptic Curves</text:span></text:p>
      <text:p text:style-name="P2"/>
      <text:p text:style-name="P2"><text:span text:style-name="Source_20_Text"># Define an elliptic curve equation y^2 = x^3 + ax + b</text:span></text:p>
      <text:p text:style-name="P2"><text:span text:style-name="Source_20_Text">x, y = symbols('x y')</text:span></text:p>
      <text:p text:style-name="P2"><text:span text:style-name="Source_20_Text">a, b = -1, 1 <text:s/># Example elliptic curve parameters</text:span></text:p>
      <text:p text:style-name="P2"/>
      <text:p text:style-name="P2"><text:span text:style-name="Source_20_Text"># Define the elliptic curve equation</text:span></text:p>
      <text:p text:style-name="P2"><text:span text:style-name="Source_20_Text">elliptic_curve_eq = Eq(y**2, x**3 + a*x + b)</text:span></text:p>
      <text:p text:style-name="P2"/>
      <text:p text:style-name="P2"><text:span text:style-name="Source_20_Text"># Solve for rational points on the curve (integer solutions for testing)</text:span></text:p>
      <text:p text:style-name="P2"><text:span text:style-name="Source_20_Text">rational_solutions = []</text:span></text:p>
      <text:p text:style-name="P2"><text:span text:style-name="Source_20_Text">for x_val in range(-10, 11):</text:span></text:p>
      <text:p text:style-name="P2"><text:span text:style-name="Source_20_Text"><text:s text:c="4"/>solutions = solve(elliptic_curve_eq.subs(x, x_val), y)</text:span></text:p>
      <text:p text:style-name="P2"><text:span text:style-name="Source_20_Text"><text:s text:c="4"/>for sol in solutions:</text:span></text:p>
      <text:p text:style-name="P2"><text:span text:style-name="Source_20_Text"><text:s text:c="8"/>if sol.is_rational:</text:span></text:p>
      <text:p text:style-name="P2"><text:span text:style-name="Source_20_Text"><text:s text:c="12"/>rational_solutions.append((x_val, sol))</text:span></text:p>
      <text:p text:style-name="P2"/>
      <text:p text:style-name="P2"><text:span text:style-name="Source_20_Text"># Count the number of rational points (finite or infinite approximation)</text:span></text:p>
      <text:p text:style-name="P2"><text:span text:style-name="Source_20_Text">num_rational_points = len(rational_solutions)</text:span></text:p>
      <text:p text:style-name="P2"/>
      <text:p text:style-name="P2"><text:span text:style-name="Source_20_Text"># Compute an approximation of the L-function behavior at s=1 using a basic heuristic</text:span></text:p>
      <text:p text:style-name="P2"><text:span text:style-name="Source_20_Text">L_E_1_approx = 1 / (1 + num_rational_points) <text:s/># Approximation: L(E,1) drops as rank increases</text:span></text:p>
      <text:p text:style-name="P2"/>
      <text:p text:style-name="P2"><text:span text:style-name="Source_20_Text"># Return numerical results for BSD testing</text:span></text:p>
      <text:p text:style-name="P3"><text:span text:style-name="Source_20_Text">num_rational_points, L_E_1_approx</text:span></text:p>
      <text:p text:style-name="P5">Result</text:p>
      <text:p text:style-name="P4">(10, 0.0909090909090909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2:33.862799178</meta:creation-date>
    <dc:date>2025-02-09T12:05:35.268624425</dc:date>
    <meta:editing-duration>PT3M2S</meta:editing-duration>
    <meta:editing-cycles>1</meta:editing-cycles>
    <meta:document-statistic meta:table-count="0" meta:image-count="0" meta:object-count="0" meta:page-count="1" meta:paragraph-count="22" meta:word-count="145" meta:character-count="990" meta:non-whitespace-character-count="837"/>
    <meta:generator>LibreOffice/24.2.7.2$Linux_X86_64 LibreOffice_project/420$Build-2</meta:generator>
  </office:meta>
</office:document-meta>
</file>